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31ae" officeooo:paragraph-rsid="001731a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31ae" officeooo:paragraph-rsid="001731a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officeooo:rsid="001731ae" officeooo:paragraph-rsid="001731a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1731ae" officeooo:paragraph-rsid="001d2dc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bold" officeooo:rsid="001731ae" officeooo:paragraph-rsid="001d49b0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bold" officeooo:rsid="001d49b0" officeooo:paragraph-rsid="001d49b0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1731ae" officeooo:paragraph-rsid="001731a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731ae" officeooo:paragraph-rsid="0018d57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731ae" officeooo:paragraph-rsid="001aa5a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731ae" officeooo:paragraph-rsid="001d49b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731ae" officeooo:paragraph-rsid="0022131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aa5a5" officeooo:paragraph-rsid="001aa5a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aa5a5" officeooo:paragraph-rsid="001b901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cb5c9" officeooo:paragraph-rsid="001cb5c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d49b0" officeooo:paragraph-rsid="001d49b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07a87" officeooo:paragraph-rsid="00207a8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3333ff" style:text-underline-style="none" fo:font-weight="normal" officeooo:rsid="001d49b0" officeooo:paragraph-rsid="001d49b0" style:font-weight-asian="normal" style:font-weight-complex="normal"/>
    </style:style>
    <style:style style:name="P18" style:family="paragraph" style:parent-style-name="Standard">
      <style:text-properties fo:color="#000000"/>
    </style:style>
    <style:style style:name="P19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d49b0" officeooo:paragraph-rsid="001d49b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d49b0" officeooo:paragraph-rsid="001f2b3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d49b0" officeooo:paragraph-rsid="00207a87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text-underline-style="none" fo:font-weight="normal" officeooo:rsid="00263d70" officeooo:paragraph-rsid="00263d7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officeooo:paragraph-rsid="001f2b3f"/>
    </style:style>
    <style:style style:name="P24" style:family="paragraph" style:parent-style-name="Standard">
      <style:text-properties fo:color="#000000" officeooo:paragraph-rsid="001f2b3f"/>
    </style:style>
    <style:style style:name="P25" style:family="paragraph" style:parent-style-name="Standard">
      <style:text-properties fo:color="#000000" style:font-name="Consolas1" fo:font-size="9.5pt" style:font-size-asian="9.5pt"/>
    </style:style>
    <style:style style:name="P26" style:family="paragraph" style:parent-style-name="Standard">
      <style:text-properties fo:color="#000000" officeooo:paragraph-rsid="00207a87"/>
    </style:style>
    <style:style style:name="P27" style:family="paragraph" style:parent-style-name="Standard">
      <style:text-properties fo:color="#000000" officeooo:paragraph-rsid="00263d70"/>
    </style:style>
    <style:style style:name="P28" style:family="paragraph" style:parent-style-name="Standard">
      <style:text-properties fo:color="#00ff66"/>
    </style:style>
    <style:style style:name="P29" style:family="paragraph" style:parent-style-name="Standard">
      <style:paragraph-properties fo:text-align="start" style:justify-single-word="false"/>
      <style:text-properties fo:color="#00ff66"/>
    </style:style>
    <style:style style:name="P30" style:family="paragraph" style:parent-style-name="Standard">
      <style:text-properties fo:color="#00ff66" style:font-name="Consolas1" fo:font-size="9.5pt" style:font-size-asian="9.5pt"/>
    </style:style>
    <style:style style:name="P31" style:family="paragraph" style:parent-style-name="Standard">
      <style:paragraph-properties fo:text-align="start" style:justify-single-word="false"/>
      <style:text-properties fo:color="#00ff66" style:font-name="Consolas1" fo:font-size="9.5pt" style:text-underline-style="none" fo:font-weight="normal" officeooo:rsid="001d49b0" officeooo:paragraph-rsid="00263d70" style:font-size-asian="9.5pt" style:font-weight-asian="normal" style:font-weight-complex="normal"/>
    </style:style>
    <style:style style:name="P32" style:family="paragraph" style:parent-style-name="Standard">
      <style:text-properties fo:color="#00ff66" officeooo:rsid="00207a87" officeooo:paragraph-rsid="00207a87"/>
    </style:style>
    <style:style style:name="P33" style:family="paragraph" style:parent-style-name="Standard">
      <style:paragraph-properties fo:text-align="start" style:justify-single-word="false"/>
      <style:text-properties fo:color="#00ff66" style:text-underline-style="none" fo:font-weight="normal" officeooo:rsid="001d49b0" officeooo:paragraph-rsid="001d49b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ff66" style:font-name="Consolas" fo:font-size="9.5pt" style:text-underline-style="none" fo:font-weight="normal" officeooo:rsid="001d49b0" officeooo:paragraph-rsid="001d49b0" style:font-size-asian="9.5pt" style:font-weight-asian="normal" style:font-size-complex="9.5pt" style:font-weight-complex="normal"/>
    </style:style>
    <style:style style:name="P35" style:family="paragraph" style:parent-style-name="Standard">
      <style:text-properties fo:color="#00ff66" officeooo:paragraph-rsid="00207a87"/>
    </style:style>
    <style:style style:name="P36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color="#00ff66"/>
    </style:style>
    <style:style style:name="P3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aa5a5" officeooo:paragraph-rsid="001aa5a5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731ae" officeooo:paragraph-rsid="001d2dc2" style:font-weight-asian="bold" style:font-weight-complex="bold"/>
    </style:style>
    <style:style style:name="P39" style:family="paragraph" style:parent-style-name="Standard">
      <style:text-properties fo:color="#000000" style:font-name="Consolas1" fo:font-size="9.5pt" style:font-size-asian="9.5pt"/>
    </style:style>
    <style:style style:name="P40" style:family="paragraph" style:parent-style-name="Standard">
      <style:paragraph-properties fo:text-align="start" style:justify-single-word="false"/>
      <style:text-properties fo:color="#000000" style:font-name="Consolas1" fo:font-size="9.5pt" style:font-size-asian="9.5pt"/>
    </style:style>
    <style:style style:name="P41" style:family="paragraph" style:parent-style-name="Standard">
      <style:text-properties fo:color="#000000" style:font-name="Consolas1" fo:font-size="9.5pt" officeooo:rsid="001f2b3f" style:font-size-asian="9.5pt"/>
    </style:style>
    <style:style style:name="P42" style:family="paragraph" style:parent-style-name="Standard">
      <style:paragraph-properties fo:text-align="start" style:justify-single-word="false"/>
      <style:text-properties fo:color="#000000" style:font-name="Consolas1" fo:font-size="9.5pt" officeooo:rsid="001f2b3f" style:font-size-asian="9.5pt"/>
    </style:style>
    <style:style style:name="P43" style:family="paragraph" style:parent-style-name="Standard">
      <style:paragraph-properties fo:text-align="start" style:justify-single-word="false"/>
      <style:text-properties fo:color="#000000" style:font-name="Consolas1" fo:font-size="9.5pt" officeooo:rsid="001f2b3f" officeooo:paragraph-rsid="001f2b3f" style:font-size-asian="9.5pt"/>
    </style:style>
    <style:style style:name="P44" style:family="paragraph" style:parent-style-name="Standard">
      <style:text-properties fo:color="#000000" style:font-name="Consolas1" fo:font-size="9.5pt" officeooo:paragraph-rsid="00263d70" style:font-size-asian="9.5pt"/>
    </style:style>
    <style:style style:name="P45" style:family="paragraph" style:parent-style-name="Standard">
      <style:paragraph-properties fo:text-align="start" style:justify-single-word="false"/>
      <style:text-properties fo:color="#000000" style:font-name="Consolas1" fo:font-size="9.5pt" style:text-underline-style="none" fo:font-weight="normal" officeooo:rsid="001d49b0" officeooo:paragraph-rsid="001d49b0" style:font-size-asian="9.5pt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ff0000" style:font-name="Consolas1" fo:font-size="9.5pt" style:text-underline-style="none" fo:font-weight="normal" officeooo:rsid="001d49b0" officeooo:paragraph-rsid="001f2b3f" style:font-size-asian="9.5pt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cc33" style:font-name="Consolas1" fo:font-size="9.5pt" style:text-underline-style="none" fo:font-weight="normal" officeooo:rsid="001d49b0" officeooo:paragraph-rsid="001f2b3f" style:font-size-asian="9.5pt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ff66" style:font-name="Consolas1" fo:font-size="9.5pt" officeooo:rsid="001f2b3f" officeooo:paragraph-rsid="001f2b3f" style:font-size-asian="9.5pt"/>
    </style:style>
    <style:style style:name="P49" style:family="paragraph" style:parent-style-name="Standard">
      <style:text-properties fo:color="#00ff66" style:font-name="Consolas1" fo:font-size="9.5pt" officeooo:rsid="00207a87" officeooo:paragraph-rsid="00207a87" style:font-size-asian="9.5pt"/>
    </style:style>
    <style:style style:name="P50" style:family="paragraph" style:parent-style-name="Standard">
      <style:text-properties fo:color="#00ff66" style:font-name="Consolas1" fo:font-size="9.5pt" officeooo:paragraph-rsid="00263d70" style:font-size-asian="9.5pt"/>
    </style:style>
    <style:style style:name="P51" style:family="paragraph" style:parent-style-name="Standard">
      <style:text-properties fo:color="#00ff66" style:font-name="Consolas1" fo:font-size="9.5pt" fo:background-color="#ffffff" style:font-size-asian="9.5pt"/>
    </style:style>
    <style:style style:name="P52" style:family="paragraph" style:parent-style-name="Standard">
      <style:paragraph-properties fo:text-align="start" style:justify-single-word="false"/>
      <style:text-properties fo:color="#00ff66" style:font-name="Consolas1" fo:font-size="9.5pt" style:text-underline-style="none" fo:font-weight="normal" officeooo:rsid="001d49b0" officeooo:paragraph-rsid="001d49b0" style:font-size-asian="9.5pt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underline-style="none" fo:font-weight="normal" officeooo:rsid="001d2dc2" officeooo:paragraph-rsid="001d2dc2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none" fo:font-weight="normal" officeooo:rsid="001d2dc2" officeooo:paragraph-rsid="001d49b0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none" fo:font-weight="normal" officeooo:rsid="001d49b0" officeooo:paragraph-rsid="001d49b0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underline-style="none" fo:font-weight="normal" officeooo:rsid="001aa5a5" officeooo:paragraph-rsid="001aa5a5" style:font-weight-asian="normal" style:font-weight-complex="normal"/>
    </style:style>
    <style:style style:name="P57" style:family="paragraph" style:parent-style-name="Standard">
      <style:text-properties fo:color="#3333ff" style:font-name="Consolas1" fo:font-size="9.5pt" style:font-size-asian="9.5pt"/>
    </style:style>
    <style:style style:name="P58" style:family="paragraph" style:parent-style-name="Standard">
      <style:paragraph-properties fo:text-align="start" style:justify-single-word="false"/>
      <style:text-properties fo:color="#dcdcdc" style:font-name="Consolas1" fo:font-size="9.5pt" style:text-underline-style="none" fo:font-weight="normal" officeooo:rsid="001d2dc2" officeooo:paragraph-rsid="001d49b0" style:font-size-asian="9.5p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d57d"/>
    </style:style>
    <style:style style:name="T3" style:family="text">
      <style:text-properties officeooo:rsid="00194b61"/>
    </style:style>
    <style:style style:name="T4" style:family="text">
      <style:text-properties officeooo:rsid="001b9010"/>
    </style:style>
    <style:style style:name="T5" style:family="text">
      <style:text-properties officeooo:rsid="001d2dc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2dc2" style:font-weight-asian="normal" style:font-weight-complex="normal"/>
    </style:style>
    <style:style style:name="T8" style:family="text">
      <style:text-properties fo:font-weight="normal" officeooo:rsid="0020ea0f" style:font-weight-asian="normal" style:font-weight-complex="normal"/>
    </style:style>
    <style:style style:name="T9" style:family="text">
      <style:text-properties officeooo:rsid="001d49b0"/>
    </style:style>
    <style:style style:name="T10" style:family="text">
      <style:text-properties fo:color="#dcdcdc" style:font-name="Consolas1" fo:font-size="9.5pt" style:font-size-asian="9.5pt"/>
    </style:style>
    <style:style style:name="T11" style:family="text">
      <style:text-properties fo:color="#dcdcdc" style:font-name="Consolas1" fo:font-size="9.5pt" officeooo:rsid="001f2b3f" style:font-size-asian="9.5pt"/>
    </style:style>
    <style:style style:name="T12" style:family="text">
      <style:text-properties fo:color="#dcdcdc" style:font-name="Consolas1" fo:font-size="9.5pt" fo:font-weight="normal" officeooo:rsid="001d2dc2" style:font-size-asian="9.5pt" style:font-weight-asian="normal" style:font-weight-complex="normal"/>
    </style:style>
    <style:style style:name="T13" style:family="text">
      <style:text-properties style:font-name="Consolas1" fo:font-size="9.5pt" style:font-size-asian="9.5pt"/>
    </style:style>
    <style:style style:name="T14" style:family="text">
      <style:text-properties style:font-name="Consolas1" fo:font-size="9.5pt" officeooo:rsid="001f2b3f" style:font-size-asian="9.5pt"/>
    </style:style>
    <style:style style:name="T15" style:family="text">
      <style:text-properties style:font-name="Consolas1" fo:font-size="9.5pt" officeooo:rsid="00207a87" style:font-size-asian="9.5pt"/>
    </style:style>
    <style:style style:name="T16" style:family="text">
      <style:text-properties style:font-name="Consolas1" fo:font-size="9.5pt" officeooo:rsid="00249a0c" style:font-size-asian="9.5pt"/>
    </style:style>
    <style:style style:name="T17" style:family="text">
      <style:text-properties style:font-name="Consolas1" fo:font-size="9.5pt" officeooo:rsid="00263d70" style:font-size-asian="9.5pt"/>
    </style:style>
    <style:style style:name="T18" style:family="text">
      <style:text-properties style:font-name="Consolas1" fo:font-size="9.5pt" fo:language="en" fo:country="US" style:font-size-asian="9.5pt"/>
    </style:style>
    <style:style style:name="T19" style:family="text">
      <style:text-properties fo:color="#3333ff" style:font-name="Consolas1" fo:font-size="9.5pt" style:font-size-asian="9.5pt"/>
    </style:style>
    <style:style style:name="T20" style:family="text">
      <style:text-properties fo:color="#00ff66" style:font-name="Consolas1" fo:font-size="9.5pt" style:font-size-asian="9.5pt"/>
    </style:style>
    <style:style style:name="T21" style:family="text">
      <style:text-properties fo:color="#00ff66" style:font-name="Consolas1" fo:font-size="9.5pt" officeooo:rsid="001d49b0" style:font-size-asian="9.5pt"/>
    </style:style>
    <style:style style:name="T22" style:family="text">
      <style:text-properties fo:color="#00ff66" style:font-name="Consolas1" fo:font-size="9.5pt" officeooo:rsid="001f2b3f" style:font-size-asian="9.5pt"/>
    </style:style>
    <style:style style:name="T23" style:family="text">
      <style:text-properties fo:color="#00ff66" style:font-name="Consolas1" fo:font-size="9.5pt" officeooo:rsid="00207a87" style:font-size-asian="9.5pt"/>
    </style:style>
    <style:style style:name="T24" style:family="text">
      <style:text-properties fo:color="#00ff66" style:font-name="Consolas1" fo:font-size="9.5pt" officeooo:rsid="0020ea0f" style:font-size-asian="9.5pt"/>
    </style:style>
    <style:style style:name="T25" style:family="text">
      <style:text-properties fo:color="#00ff66" style:font-name="Consolas1" fo:font-size="9.5pt" officeooo:rsid="00249a0c" style:font-size-asian="9.5pt"/>
    </style:style>
    <style:style style:name="T26" style:family="text">
      <style:text-properties fo:color="#00ff66" style:font-name="Consolas1" fo:font-size="9.5pt" officeooo:rsid="00263d70" style:font-size-asian="9.5pt"/>
    </style:style>
    <style:style style:name="T27" style:family="text">
      <style:text-properties fo:color="#00ff66" style:font-name="Consolas1" fo:font-size="9.5pt" fo:background-color="#ffffff" style:font-size-asian="9.5pt"/>
    </style:style>
    <style:style style:name="T28" style:family="text">
      <style:text-properties fo:color="#00ff66" style:font-name="Consolas1" fo:font-size="9.5pt" officeooo:rsid="00263d70" fo:background-color="#ffffff" style:font-size-asian="9.5pt"/>
    </style:style>
    <style:style style:name="T29" style:family="text">
      <style:text-properties fo:color="#ff0000" style:font-name="Consolas1" fo:font-size="9.5pt" style:font-size-asian="9.5pt"/>
    </style:style>
    <style:style style:name="T30" style:family="text">
      <style:text-properties fo:color="#ff0000" style:font-name="Consolas1" fo:font-size="9.5pt" style:text-underline-style="none" fo:font-weight="normal" officeooo:rsid="001d49b0" style:font-size-asian="9.5pt" style:font-weight-asian="normal" style:font-weight-complex="normal"/>
    </style:style>
    <style:style style:name="T31" style:family="text">
      <style:text-properties officeooo:rsid="00207a87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18d57d"/>
    </style:style>
    <style:style style:name="T34" style:family="text">
      <style:text-properties fo:language="en" fo:country="US" officeooo:rsid="001b9010"/>
    </style:style>
    <style:style style:name="T35" style:family="text">
      <style:text-properties fo:language="en" fo:country="US" officeooo:rsid="0020ea0f"/>
    </style:style>
    <style:style style:name="T36" style:family="text">
      <style:text-properties fo:language="en" fo:country="US" officeooo:rsid="00249a0c"/>
    </style:style>
    <style:style style:name="T37" style:family="text">
      <style:text-properties officeooo:rsid="0020ea0f"/>
    </style:style>
    <style:style style:name="T38" style:family="text">
      <style:text-properties officeooo:rsid="00221318"/>
    </style:style>
    <style:style style:name="T39" style:family="text">
      <style:text-properties officeooo:rsid="0022fb15"/>
    </style:style>
    <style:style style:name="T40" style:family="text">
      <style:text-properties officeooo:rsid="00249a0c"/>
    </style:style>
    <style:style style:name="T41" style:family="text">
      <style:text-properties officeooo:rsid="00263d70"/>
    </style:style>
    <style:style style:name="T42" style:family="text">
      <style:text-properties fo:color="#000000" style:text-underline-style="none" fo:font-weight="normal" officeooo:rsid="001d49b0" style:font-weight-asian="normal" style:font-weight-complex="normal"/>
    </style:style>
    <style:style style:name="T43" style:family="text">
      <style:text-properties fo:color="#000000" fo:language="en" fo:country="US" style:text-underline-style="none" fo:font-weight="normal" officeooo:rsid="001d49b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Utilisation et application de ZedGraph ainsi que des Chart Windows Form</text:p>
      <text:p text:style-name="P1"/>
      <text:p text:style-name="P1"/>
      <text:p text:style-name="P1"/>
      <text:p text:style-name="P2">1°) Créer une chart Windows Form</text:p>
      <text:p text:style-name="P3"/>
      <text:p text:style-name="P3"/>
      <text:p text:style-name="P7">-Dans un premier temps créer un nouveau projet C# Windows Form. </text:p>
      <text:p text:style-name="P7"/>
      <text:p text:style-name="P7">-Insérer une nouvel Windows Form dans le Projet et la renommé<text:span text:style-name="T41">e</text:span>.</text:p>
      <text:p text:style-name="P7"/>
      <text:p text:style-name="P7">-Dans la boite à outils section « donnée » sélectionné Chart et l'appliqué a votre projet.</text:p>
      <text:p text:style-name="P7">Si la boite a outils n'est pas visible elle se trouve dans la section affichage de la barre menu ou avec le raccourci clavier <text:s/>ctrl +W,X.</text:p>
      <text:p text:style-name="P7"/>
      <text:p text:style-name="P7">-Une fois insérer un graphique à <text:s/>colonne apparaîtra il ne restera plus qu'a le modifier.</text:p>
      <text:p text:style-name="P7"/>
      <text:p text:style-name="P7"/>
      <text:p text:style-name="P2">2°) <text:span text:style-name="T41">Configurer</text:span> le graphique avec le concepteur Visual studio </text:p>
      <text:p text:style-name="P3"/>
      <text:p text:style-name="P7">-Avec le concepteur <text:span text:style-name="T1">Visual</text:span> toute les modification<text:span text:style-name="T38">s</text:span> peuvent être effectuer au<text:span text:style-name="T38">x</text:span> clic<text:span text:style-name="T38">s</text:span> bouton<text:span text:style-name="T38">s</text:span> .</text:p>
      <text:p text:style-name="P7"/>
      <text:p text:style-name="P7">-Tout d'abord renommé votre <text:span text:style-name="T38">g</text:span>raphique qui est actuellement nommé Chart1 <text:span text:style-name="T3">dans <text:s text:c="3"/>propriétés → <text:s/>name</text:span>.</text:p>
      <text:p text:style-name="P7"/>
      <text:p text:style-name="P7">-Pour que le graphique évolue en fonction de la taille de la page →<text:span text:style-name="T41"> </text:span><text:s/>Dans « Disposition » des propriétés du graphique sélectionné « Dock » Fill (Rectangle Central).</text:p>
      <text:p text:style-name="P7"/>
      <text:p text:style-name="P11">-<text:span text:style-name="T2">Il faut donné un titre au graphique , dans Propriétés → graphique → </text:span><text:span text:style-name="T33">title</text:span><text:span text:style-name="T2"> <text:s/>, ajouter un nouveau titre et le renommer à votre guise et définir le texte à afficher dans « </text:span><text:span text:style-name="T33">Text », </text:span><text:span text:style-name="T2"><text:s/>d'autres options sont disponible à vous de faire un tour pour les étudiées et modifiée votre titre a volonté.</text:span></text:p>
      <text:p text:style-name="P7"/>
      <text:p text:style-name="P8">-<text:span text:style-name="T2">Pour définir le type de graphique à utilisé <text:s/>Propriétés → graphique → </text:span><text:span text:style-name="T33">Series</text:span><text:span text:style-name="T2"> , une série est déjà créer de base <text:s/>il vous faut juste la modifier <text:s/>, dans graphique de la série sélectionner le type de graphique dans chart Type (</text:span><text:span text:style-name="T35">column</text:span><text:span text:style-name="T2">, radar,spline) des options supplémentaires sont disponible à l'instar de titre.</text:span></text:p>
      <text:p text:style-name="P8"/>
      <text:p text:style-name="P8">- <text:span text:style-name="T4">Nous choisirons un Graphique Radar.</text:span></text:p>
      <text:p text:style-name="P8"/>
      <text:p text:style-name="P8"/>
      <text:p text:style-name="P8">-<text:span text:style-name="T2">Pour la couleur du graphique toujours dans la modification de la série apparence de la série → </text:span><text:span text:style-name="T33">color</text:span><text:span text:style-name="T2"> .</text:span></text:p>
      <text:p text:style-name="P8"/>
      <text:p text:style-name="P8">-<text:span text:style-name="T2">Dans la <text:s/>Propriétés → graphique → ChartArea , une ChartArea est déjà présente. Cela permet de définir certains paramétrés du graphique le 3D l'arrière plan.</text:span></text:p>
      <text:p text:style-name="P8"/>
      <text:p text:style-name="P9">- <text:span text:style-name="T3">Les annotations comme son nom l'indique permet de poser des indications sur le graphique.</text:span></text:p>
      <text:p text:style-name="P9"/>
      <text:p text:style-name="P9"/>
      <text:p text:style-name="P9"/>
      <text:p text:style-name="P9"/>
      <text:p text:style-name="P9"><text:soft-page-break/></text:p>
      <text:p text:style-name="P37">2.1 Connexion à la base de donnée</text:p>
      <text:p text:style-name="P9"><text:s/></text:p>
      <text:p text:style-name="P9"/>
      <text:p text:style-name="P12">La connexion à <text:s/>la base de la donnée permet d'avoir accès <text:span text:style-name="T39">à</text:span> deux champs un Pour l'axe X et l'autre pour le champ Y .</text:p>
      <text:p text:style-name="P12"/>
      <text:p text:style-name="P12"/>
      <text:p text:style-name="P12">-Dans propriétés Donnée → DataSource <text:s/>cliqué dessus et ajouté la source <text:span text:style-name="T39">à</text:span> la base de donnée.</text:p>
      <text:p text:style-name="P12"/>
      <text:p text:style-name="P12">-Sélectionner base de donnée</text:p>
      <text:p text:style-name="P12">-DataSet → suivant → nouvelle connexion</text:p>
      <text:p text:style-name="P12"/>
      <text:p text:style-name="P12">- Choisir le serveur <text:span text:style-name="T39">à</text:span> utilisé → Choisir le mode d'identification → et enfin le nom de la base de donnée → tester la connexion → réussi → <text:span text:style-name="T31">OK .</text:span></text:p>
      <text:p text:style-name="P12"><text:tab/><text:tab/><text:tab/><text:tab/> <text:s/>→Pas réussi → vérifier la Base de donnée et recommencer. </text:p>
      <text:p text:style-name="P12"/>
      <text:p text:style-name="P12">-<text:span text:style-name="T4">Revenu sur le menu Assistant de configuration → suivant → Sélectionner dans les tables les deux champs à utilisés ( bien faire attention à ne pas saisir les tables entières ) .</text:span> </text:p>
      <text:p text:style-name="P12"/>
      <text:p text:style-name="P12">-<text:span text:style-name="T4">Valider → retour sur la configuration du graphique vérifier dans la source des données si la data source est bien mise.</text:span></text:p>
      <text:p text:style-name="P12"/>
      <text:p text:style-name="P13">-<text:span text:style-name="T4">Pour mettre les champs sur le graphique <text:s/>graphique → </text:span><text:span text:style-name="T34">Series</text:span><text:span text:style-name="T4">, dans source de données définissez X valueMember et Y valueMember.</text:span></text:p>
      <text:p text:style-name="P13"/>
      <text:p text:style-name="P13">-<text:span text:style-name="T4">Votre graphique est maintenant configurer grâce aux données de la base .</text:span></text:p>
      <text:p text:style-name="P13"/>
      <text:p text:style-name="P14">Félicitations <text:span text:style-name="T5">votre graphique est réaliser.</text:span></text:p>
      <text:p text:style-name="P14"/>
      <text:p text:style-name="P14"/>
      <text:p text:style-name="P14"/>
      <text:p text:style-name="P6">2°) Créer un graphique Chart Sur <text:span text:style-name="T37">Visual</text:span> en dur </text:p>
      <text:p text:style-name="P15"/>
      <text:p text:style-name="P10">Dans la boite à outils section « donnée » sélectionné Chart et l'appliqué a votre projet.</text:p>
      <text:p text:style-name="P10">Si la boite a outils n'est pas visible elle se trouve dans la section affichage de la barre menu ou avec le raccourci clavier <text:s/>ctrl +W,X.</text:p>
      <text:p text:style-name="P10"/>
      <text:p text:style-name="P10">-Une fois insérer <text:s/><text:span text:style-name="T9">un « Chart »</text:span>.</text:p>
      <text:p text:style-name="P10"/>
      <text:p text:style-name="P10">-<text:span text:style-name="T9">Sur ce nouveau chart1 il faut dans un premier temps le renommer puis supprimer <text:s/>la série1 et chartArea1 créer automatiquement .</text:span></text:p>
      <text:p text:style-name="P10"/>
      <text:p text:style-name="P15">Dans le .cs de votre <text:span text:style-name="T37">Windows</text:span> Form créer nouvel fonction de se type :</text:p>
      <text:p text:style-name="P15"/>
      <text:p text:style-name="P19"><text:span text:style-name="T18">private</text:span><text:span text:style-name="T13"> void Graphique_</text:span><text:span text:style-name="T18">Load</text:span><text:span text:style-name="T13">(</text:span><text:span text:style-name="T18">object</text:span><text:span text:style-name="T13"> sender, EventArgs e)</text:span></text:p>
      <text:p text:style-name="P25"><text:s text:c="8"/>{</text:p>
      <text:p text:style-name="P19">}</text:p>
      <text:p text:style-name="P19"/>
      <text:p text:style-name="P19">les données relatives <text:span text:style-name="T31">à</text:span> se graphique seront paramétré<text:span text:style-name="T31">e</text:span>s dans cette fonction .</text:p>
      <text:p text:style-name="P19"/>
      <text:p text:style-name="P19"/>
      <text:p text:style-name="P19"/>
      <text:p text:style-name="P19"><text:soft-page-break/></text:p>
      <text:p text:style-name="P46">//Nom de la chart</text:p>
      <text:p text:style-name="P20"><text:span text:style-name="T20">//</text:span><text:span text:style-name="T22">Commentaires</text:span></text:p>
      <text:p text:style-name="P46"/>
      <text:p text:style-name="P47"/>
      <text:p text:style-name="P19"><text:span text:style-name="T29">chartEvaluationMoi</text:span><text:span text:style-name="T13">.Dock = DockStyle.Fill;</text:span><text:span text:style-name="T20">//Définir que la taille s'adapte a la fenêtre.</text:span></text:p>
      <text:p text:style-name="P45"/>
      <text:p text:style-name="P45"/>
      <text:p text:style-name="P23"><text:span text:style-name="T30">chartEvaluationMoi</text:span><text:span text:style-name="T13">.Palette = ChartColorPalette.Chocolate; </text:span><text:span text:style-name="T20">// </text:span><text:span text:style-name="T21">Définir la couleur du graphique</text:span></text:p>
      <text:p text:style-name="P40"/>
      <text:p text:style-name="P40"/>
      <text:p text:style-name="P23"><text:span text:style-name="T30">chartEvaluationMoi</text:span><text:span text:style-name="T13">.Titles.Add("Title1"); </text:span><text:span text:style-name="T20">//</text:span><text:span text:style-name="T22">Indique que l'on ajoute un titre au graphique avec son nom.</text:span></text:p>
      <text:p text:style-name="P40"/>
      <text:p text:style-name="P40"/>
      <text:p text:style-name="P23"><text:span text:style-name="T30">chartEvaluationMoi</text:span><text:span text:style-name="T13">.Titles["Title1"].Text = "Graphique"; </text:span><text:span text:style-name="T20">// </text:span><text:span text:style-name="T22">Défini le texte du titre «Title1». </text:span></text:p>
      <text:p text:style-name="P42"/>
      <text:p text:style-name="P42"/>
      <text:p text:style-name="P29"><text:span text:style-name="T14">//Définir une </text:span><text:span text:style-name="T16">ChartArea</text:span><text:span text:style-name="T14"> pour le chart</text:span></text:p>
      <text:p text:style-name="P42"/>
      <text:p text:style-name="P23"><text:span text:style-name="T14">ChartArea</text:span><text:span text:style-name="T13"> chartarea = new ChartArea(); </text:span><text:span text:style-name="T20">// </text:span><text:span text:style-name="T22">Nouvel </text:span><text:span text:style-name="T25">ChartArea</text:span></text:p>
      <text:p text:style-name="P24"><text:span text:style-name="T13"><text:tab/>chartarea.Name = "NewChartArea"; <text:s text:c="5"/></text:span><text:span text:style-name="T20">//</text:span><text:span text:style-name="T22">Nom de la </text:span><text:span text:style-name="T25">ChartArea</text:span><text:span text:style-name="T13"> </text:span></text:p>
      <text:p text:style-name="P24"><text:span text:style-name="T13"><text:tab/></text:span><text:span text:style-name="T30">chartEvaluationMoi</text:span><text:span text:style-name="T13">.ChartAreas.Add("NewChartArea"); <text:s/></text:span><text:span text:style-name="T20">//</text:span><text:span text:style-name="T22">Ajouter la </text:span><text:span text:style-name="T25">ChartArea</text:span></text:p>
      <text:p text:style-name="P41"/>
      <text:p text:style-name="P41"/>
      <text:p text:style-name="P48">//Définir une Légende pour le chart</text:p>
      <text:p text:style-name="P43"/>
      <text:p text:style-name="P18"><text:span text:style-name="T14">Legend</text:span><text:span text:style-name="T13"> legend = new Legend();</text:span><text:span text:style-name="T20">//</text:span><text:span text:style-name="T22">Nouvel Légende</text:span></text:p>
      <text:p text:style-name="P24"><text:span text:style-name="T13"><text:s text:c="12"/>legend.Name = "legend1"; </text:span><text:span text:style-name="T20">// </text:span><text:span text:style-name="T22">Nom de la Légende</text:span></text:p>
      <text:p text:style-name="P18"><text:span text:style-name="T13"><text:s text:c="12"/>legend.Title = "Donnée du graphique"; </text:span><text:span text:style-name="T20">// </text:span><text:span text:style-name="T22">Texte de la légende</text:span></text:p>
      <text:p text:style-name="P24"><text:span text:style-name="T13"><text:s text:c="12"/></text:span><text:span text:style-name="T30">chartEvaluationMoi</text:span><text:span text:style-name="T13">.Legends.Add("legend1"); </text:span><text:span text:style-name="T20">// </text:span><text:span text:style-name="T22">l'ajouter</text:span></text:p>
      <text:p text:style-name="P41"/>
      <text:p text:style-name="P41"/>
      <text:p text:style-name="P48">//Définir une série pour le chart</text:p>
      <text:p text:style-name="P41"/>
      <text:p text:style-name="P24"><text:span text:style-name="T11"><text:s/></text:span><text:span text:style-name="T13">Series series1 = new Series();</text:span><text:span text:style-name="T20">//</text:span><text:span text:style-name="T22">Nouvel <text:s/>série</text:span></text:p>
      <text:p text:style-name="P24"><text:span text:style-name="T13"><text:s text:c="12"/>series1.LegendText = "Zone de notification";</text:span><text:span text:style-name="T20">// </text:span><text:span text:style-name="T22">Texte de la <text:s/>série</text:span></text:p>
      <text:p text:style-name="P24"><text:span text:style-name="T13"><text:s text:c="12"/>series1.Name = "series1"; </text:span><text:span text:style-name="T20">// </text:span><text:span text:style-name="T22">Nom de la <text:s/>série</text:span></text:p>
      <text:p text:style-name="P24"><text:span text:style-name="T13"><text:s text:c="12"/></text:span><text:span text:style-name="T30">chartEvaluationMoi</text:span><text:span text:style-name="T13">.Series.Add("series1"); </text:span><text:span text:style-name="T20">// </text:span><text:span text:style-name="T22">l'ajouter</text:span></text:p>
      <text:p text:style-name="P41"/>
      <text:p text:style-name="P41"/>
      <text:p text:style-name="P24"><text:span text:style-name="T30">chartEvaluationMoi</text:span><text:span text:style-name="T13">.Series["series1"].Legend = "legend1"; </text:span><text:span text:style-name="T20">// </text:span><text:span text:style-name="T22">ajouter la </text:span><text:span text:style-name="T24">légende</text:span><text:span text:style-name="T22"> a la série</text:span></text:p>
      <text:p text:style-name="P24"><text:span text:style-name="T30">chartEvaluationMoi</text:span><text:span text:style-name="T13">.Series["series1"].IsVisibleInLegend = true;</text:span><text:span text:style-name="T20">// </text:span><text:span text:style-name="T22">confirmer la visibilité de la légende</text:span></text:p>
      <text:p text:style-name="P41"/>
      <text:p text:style-name="P36"><text:span text:style-name="T14">// </text:span><text:span text:style-name="T15">Définir les valeurs a ajouter dans le graphique pour ma part une notation en fonction d'une évaluation</text:span></text:p>
      <text:p text:style-name="P42"/>
      <text:p text:style-name="P19"><text:span text:style-name="T10"><text:s/></text:span><text:span text:style-name="T13">EvaluationMoi evaluation = new EvaluationMoi();</text:span></text:p>
      <text:p text:style-name="P25"><text:s text:c="12"/></text:p>
      <text:p text:style-name="P18"><text:span text:style-name="T13"><text:s text:c="12"/>evaluation.Communication = 1; </text:span><text:span text:style-name="T20">// </text:span><text:span text:style-name="T23">Note en fonction de la partie jugé</text:span></text:p>
      <text:p text:style-name="P25"><text:s text:c="12"/>evaluation.SensRelationnel = 2;</text:p>
      <text:p text:style-name="P25"><text:s text:c="12"/>evaluation.Implication = 5;</text:p>
      <text:p text:style-name="P25"><text:s text:c="12"/>evaluation.Competence = 2;</text:p>
      <text:p text:style-name="P25"><text:s text:c="12"/>evaluation.Performance = 3;</text:p>
      <text:p text:style-name="P25"><text:s text:c="12"/>evaluation.Management =4 ;</text:p>
      <text:p text:style-name="P25"><text:s text:c="12"/>evaluation.Objectifs = 2;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8"><text:span text:style-name="T13">// </text:span><text:span text:style-name="T15">intégrer les valeurs notes dans un tableau de double type de valeur définis dans la </text:span></text:p>
      <text:p text:style-name="P32"><text:span text:style-name="T15">c</text:span><text:span text:style-name="T13">lasse (modifier en fonction de la classe)</text:span></text:p>
      <text:p text:style-name="P25"/>
      <text:p text:style-name="P25"><text:s text:c="12"/>Double[] Note = new Double[] {evaluation.Communication,evaluation.SensRelationnel,evaluation.Implication,evaluation.Competence,evaluation.Performance,evaluation.Management,evaluation.Objectifs};</text:p>
      <text:p text:style-name="P25"/>
      <text:p text:style-name="P25"/>
      <text:p text:style-name="P30">//<text:span text:style-name="T31">intégrer le libelle des différentes partie <text:s/>jugé dans un tableau de string</text:span></text:p>
      <text:p text:style-name="P25"/>
      <text:p text:style-name="P25"><text:s text:c="12"/>String[] Libelle = new String[] { "Communication", "Sens relationnel", "Implication", "Compétences", "Performances","Management","Objectifs" };</text:p>
      <text:p text:style-name="P19"/>
      <text:p text:style-name="P34">// <text:span text:style-name="T31">Définis les points du graphique en fonctions des tableaux remplis précédemment </text:span></text:p>
      <text:p text:style-name="P33"/>
      <text:p text:style-name="P21"><text:span text:style-name="T29">chartEvaluationMoi</text:span><text:span text:style-name="T13">.Series["series1"].Points.DataBindXY(Libelle, Note);</text:span></text:p>
      <text:p text:style-name="P45"/>
      <text:p text:style-name="P45"/>
      <text:p text:style-name="P25"/>
      <text:p text:style-name="P35"><text:span text:style-name="T13">//</text:span><text:span text:style-name="T15">Défini le type de </text:span><text:span text:style-name="T16">graphique</text:span><text:span text:style-name="T15"> utilisé</text:span></text:p>
      <text:p text:style-name="P49"/>
      <text:p text:style-name="P26"><text:span text:style-name="T30">chartEvaluationMoi</text:span><text:span text:style-name="T13">.Series["series1"].ChartType = SeriesChartType.Radar;</text:span></text:p>
      <text:p text:style-name="P15"/>
      <text:p text:style-name="P15"/>
      <text:p text:style-name="P16">Votre fonction est prête il suffit maintenant de la mettre en <text:span text:style-name="T36">L</text:span><text:span text:style-name="T32">oad</text:span> de votre <text:span text:style-name="T40">Windows Form.</text:span></text:p>
      <text:p text:style-name="P16"/>
      <text:p text:style-name="P16">Pour ceci sélectionner votre <text:span text:style-name="T37">Form</text:span> , « propriété » → onglet haut « événement » → sélectionner</text:p>
      <text:p text:style-name="P16"><text:s/>le nom de votre fonction dans « <text:span text:style-name="T32">Load</text:span> ».</text:p>
      <text:p text:style-name="P15"/>
      <text:p text:style-name="P14"/>
      <text:p text:style-name="P38">1°) Créer un <text:span text:style-name="T5">graphique avec ZedGraph</text:span></text:p>
      <text:p text:style-name="P4"/>
      <text:p text:style-name="P4"/>
      <text:p text:style-name="P4"/>
      <text:p text:style-name="P4"/>
      <text:p text:style-name="P4">-<text:span text:style-name="T7">Téléchargé en premier lieu ZedGraph <text:s/>v.515</text:span></text:p>
      <text:p text:style-name="P53">- Ajouter une références a références dans l'explorateur de solution de votre projet.</text:p>
      <text:p text:style-name="P53">-Ajouter ZedGraph.dll <text:s/>si vous ne le trouvé pas utilisé parcourir pour le retrouve dans les <text:tab/>téléchargements.</text:p>
      <text:p text:style-name="P53"/>
      <text:p text:style-name="P4"><text:span text:style-name="T7">-Créer une nouvel </text:span><text:span text:style-name="T8">Windows</text:span><text:span text:style-name="T7"> </text:span><text:span text:style-name="T8">Form</text:span><text:span text:style-name="T7"> </text:span></text:p>
      <text:p text:style-name="P53"/>
      <text:p text:style-name="P4"><text:span text:style-name="T7">-Dans la boite a outils onglet général vous devriez voir apparaître Le contrôle ZedGraph , si se n'est pas le cas <text:s/>clique droit sur l'onglet général et ajouter <text:s/>ajouter les éléments et sélectionner </text:span><text:span text:style-name="T8">ZedGraph.</text:span></text:p>
      <text:p text:style-name="P53"/>
      <text:p text:style-name="P4"><text:span text:style-name="T7">-Une fois le contrôle visible dans l'onglet en ajouter un sur votre </text:span><text:span text:style-name="T8">Windows Form</text:span><text:span text:style-name="T7"> </text:span></text:p>
      <text:p text:style-name="P53"/>
      <text:p text:style-name="P10">-Tout d'abord renommé votre Graphique .</text:p>
      <text:p text:style-name="P10"/>
      <text:p text:style-name="P54">-Pour que le graphique évolue en fonction de la taille de la page Dans « Disposition » des propriétés du graphique sélectionné « Dock » Fill(Rectangle Central).</text:p>
      <text:p text:style-name="P53"/>
      <text:p text:style-name="P53"/>
      <text:p text:style-name="P53"/>
      <text:p text:style-name="P53"/>
      <text:p text:style-name="P6"><text:soft-page-break/><text:span text:style-name="T7">D</text:span><text:span text:style-name="T6">ans le .CS de votre </text:span><text:span text:style-name="T8">Windows</text:span><text:span text:style-name="T6"> </text:span><text:span text:style-name="T8">Form</text:span><text:span text:style-name="T6"> créer une nouvel fonction de type :</text:span></text:p>
      <text:p text:style-name="P15"/>
      <text:p text:style-name="P15"/>
      <text:p text:style-name="P5"><text:span text:style-name="T12"><text:s/></text:span><text:span text:style-name="T19">private void Graphique_Load (object sender, EventArgs e)</text:span></text:p>
      <text:p text:style-name="P57"><text:s text:c="8"/>{</text:p>
      <text:p text:style-name="P58"><text:s/></text:p>
      <text:p text:style-name="P17">}</text:p>
      <text:p text:style-name="P17"/>
      <text:p text:style-name="P17"/>
      <text:p text:style-name="P19">Les données relatives a l’initialisation de votre <text:s/>ZedGraph se fera dedans.</text:p>
      <text:p text:style-name="P19"/>
      <text:p text:style-name="Standard"><text:span text:style-name="T42">Ajouter le </text:span><text:span text:style-name="T43">using</text:span><text:span text:style-name="T42"> </text:span>ZedGraph<text:span text:style-name="T42"> ; </text:span></text:p>
      <text:p text:style-name="P19"/>
      <text:p text:style-name="P22">Pour ce graphique nous allons définir 4 lignes <text:s/>une « moyenne » une « minimum » et « maximum » ses lignes seront droites et serviront de limites a la 4 lignes « variable ».</text:p>
      <text:p text:style-name="P19"/>
      <text:p text:style-name="P45"><text:s/><text:tab/> <text:s text:c="4"/>Double donnéeDeCourbe = 6.5;</text:p>
      <text:p text:style-name="P45"/>
      <text:p text:style-name="P25"/>
      <text:p text:style-name="P18"><text:span text:style-name="T13"><text:s text:c="12"/>double[] x <text:s text:c="7"/>= new double[100];</text:span><text:span text:style-name="T20">// </text:span><text:span text:style-name="T26">valeur de l'axe X egale pour tout les <text:tab/><text:tab/><text:tab/><text:tab/><text:tab/><text:tab/><text:tab/><text:tab/><text:tab/><text:tab/><text:tab/><text:tab/><text:tab/>lignes.</text:span></text:p>
      <text:p text:style-name="P18"><text:span text:style-name="T13"><text:s text:c="12"/>double[] maximum <text:s/>= new double[100]; </text:span><text:span text:style-name="T20">//</text:span><text:span text:style-name="T26">tableau de valeur de la ligne axe Y</text:span></text:p>
      <text:p text:style-name="P27"><text:span text:style-name="T13"><text:s text:c="12"/>double[] minimum <text:s/>= new double[100]; </text:span><text:span text:style-name="T20">//</text:span><text:span text:style-name="T26">tableau de valeur de la ligne axe Y</text:span></text:p>
      <text:p text:style-name="P27"><text:span text:style-name="T13"><text:s text:c="12"/>double[] moyenne <text:s/>= new double[100]; </text:span><text:span text:style-name="T20">//</text:span><text:span text:style-name="T26">tableau de valeur de la ligne axe Y</text:span></text:p>
      <text:p text:style-name="P27"><text:span text:style-name="T13"><text:s text:c="12"/>double[] variable = new double[100]; </text:span><text:span text:style-name="T20">//</text:span><text:span text:style-name="T26">tableau de valeur de la ligne axe Y</text:span></text:p>
      <text:p text:style-name="P25"/>
      <text:p text:style-name="P18"><text:span text:style-name="T13"><text:s text:c="12"/>for (int i = 0; i &lt; x.Length; i++)</text:span><text:span text:style-name="T20"> // </text:span><text:span text:style-name="T26">Délimite l'axe du graphique 0 à 100</text:span></text:p>
      <text:p text:style-name="P25"><text:s text:c="12"/>{</text:p>
      <text:p text:style-name="P25"><text:s text:c="16"/>x[i] = i;</text:p>
      <text:p text:style-name="P18"><text:span text:style-name="T13"><text:s text:c="16"/>maximum[i] = </text:span><text:span text:style-name="T17">9</text:span><text:span text:style-name="T13">; <text:s text:c="19"/></text:span><text:span text:style-name="T26">//valeur maximum</text:span></text:p>
      <text:p text:style-name="P18"><text:span text:style-name="T13"><text:s text:c="16"/>minimum[i] = 3; <text:s text:c="18"/></text:span><text:span text:style-name="T20">// </text:span><text:span text:style-name="T26">valeur Minimum</text:span></text:p>
      <text:p text:style-name="P18"><text:span text:style-name="T13"><text:s text:c="16"/>moyenne[i] = 6; <text:s text:c="17"/></text:span><text:span text:style-name="T20">// </text:span><text:span text:style-name="T26">valeur moyenne</text:span></text:p>
      <text:p text:style-name="P18"><text:span text:style-name="T13"><text:s text:c="16"/>variable[i] = donnéeDeCourbe; <text:s text:c="2"/></text:span><text:span text:style-name="T20">//</text:span><text:span text:style-name="T26">valeur résultat</text:span></text:p>
      <text:p text:style-name="P25"><text:s text:c="12"/>}</text:p>
      <text:p text:style-name="P19"/>
      <text:p text:style-name="P19"/>
      <text:p text:style-name="P19"/>
      <text:p text:style-name="P33"><text:span text:style-name="T13"><text:s text:c="13"/>// </text:span><text:span text:style-name="T17">Clean tout le graphique pour être sur qu'il soit vide</text:span></text:p>
      <text:p text:style-name="P45"/>
      <text:p text:style-name="P25"><text:s text:c="12"/>zedGraphControl1.GraphPane.CurveList.Clear();</text:p>
      <text:p text:style-name="P25"/>
      <text:p text:style-name="P25"/>
      <text:p text:style-name="P25"><text:s text:c="12"/>GraphPane myPane = zedGraphControl1.GraphPane;</text:p>
      <text:p text:style-name="P25"/>
      <text:p text:style-name="P25"/>
      <text:p text:style-name="P25"/>
      <text:p text:style-name="P18"><text:span text:style-name="T13"><text:s text:c="12"/></text:span><text:span text:style-name="T27">// Définis la liste des points </text:span><text:span text:style-name="T28">des lignes </text:span></text:p>
      <text:p text:style-name="P51"/>
      <text:p text:style-name="P25"><text:s text:c="12"/>PointPairList spl1 = new PointPairList(x, maximum);</text:p>
      <text:p text:style-name="P25"><text:s text:c="12"/>PointPairList spl2 = new PointPairList(x, minimum);</text:p>
      <text:p text:style-name="P25"><text:s text:c="12"/>PointPairList spl3 = new PointPairList(x, moyenne);</text:p>
      <text:p text:style-name="P25"><text:s text:c="12"/>PointPairList spl4 = new PointPairList(x, variable);</text:p>
      <text:p text:style-name="P33"/>
      <text:p text:style-name="P52"><text:s/>// Ajouter les lignes a mon graphique</text:p>
      <text:p text:style-name="P25"><text:s text:c="12"/>LineItem myCurve1 = myPane.AddCurve("", spl1, Color.DarkBlue, SymbolType.None);</text:p>
      <text:p text:style-name="P25"><text:s text:c="12"/>LineItem myCurve2 = myPane.AddCurve("Minimum Maximum", spl2, Color.DarkBlue, SymbolType.None);</text:p>
      <text:p text:style-name="P25"><text:s text:c="12"/>LineItem myCurve3 = myPane.AddCurve("moyenne", spl3, Color.Black, SymbolType.None);</text:p>
      <text:p text:style-name="P25"><text:s text:c="12"/>LineItem myCurve4 = myPane.AddCurve("Resultat", spl4, Color.ForestGreen, SymbolType.Diamond);</text:p>
      <text:p text:style-name="P31"><text:soft-page-break/><text:tab/><text:tab/> // <text:span text:style-name="T41">Modifier la taille des lignes</text:span></text:p>
      <text:p text:style-name="P25"/>
      <text:p text:style-name="P25"><text:s text:c="12"/>myCurve1.Line.Width = 2.0F;</text:p>
      <text:p text:style-name="P25"><text:s text:c="12"/>myCurve2.Line.Width = 2.0F;</text:p>
      <text:p text:style-name="P25"><text:s text:c="12"/>myCurve3.Line.Width = 2.0F;</text:p>
      <text:p text:style-name="P25"><text:s text:c="12"/>myCurve4.Line.Width = 2.0F;</text:p>
      <text:p text:style-name="P25"/>
      <text:p text:style-name="P31"><text:s/><text:tab/><text:tab/>// <text:span text:style-name="T41">Modifier LE TITRE <text:s/>ET la légende ainsi que son emplacement</text:span></text:p>
      <text:p text:style-name="P31"/>
      <text:p text:style-name="P25"><text:s text:c="12"/>myPane.Title.Text = "Graphique épaisseur peinture";</text:p>
      <text:p text:style-name="P25"><text:s text:c="12"/>myPane.XAxis.Title.Text = "Test";</text:p>
      <text:p text:style-name="P25"><text:s text:c="12"/>myPane.YAxis.Title.Text = "Epaisseur peinture";</text:p>
      <text:p text:style-name="P25"><text:s text:c="12"/>myPane.Legend.Position = ZedGraph.LegendPos.Bottom;</text:p>
      <text:p text:style-name="P25"/>
      <text:p text:style-name="P25"/>
      <text:p text:style-name="P30"/>
      <text:p text:style-name="P50"><text:s text:c="12"/>// I add all three functions just to be sure it refeshes the plot. </text:p>
      <text:p text:style-name="P44"><text:s text:c="2"/></text:p>
      <text:p text:style-name="P25"><text:s text:c="12"/>zedGraphControl1.AxisChange();</text:p>
      <text:p text:style-name="P25"><text:s text:c="12"/>zedGraphControl1.Invalidate();</text:p>
      <text:p text:style-name="P25"><text:s text:c="12"/>zedGraphControl1.Refresh();</text:p>
      <text:p text:style-name="P19"/>
      <text:p text:style-name="P19"/>
      <text:p text:style-name="P19"/>
      <text:p text:style-name="P12"/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09:12:15.711000000</meta:creation-date>
    <dc:date>2014-05-23T15:07:56.079000000</dc:date>
    <meta:editing-duration>PT11M23S</meta:editing-duration>
    <meta:editing-cycles>4</meta:editing-cycles>
    <meta:generator>LibreOffice/4.1.5.3$Windows_x86 LibreOffice_project/1c1366bba2ba2b554cd2ca4d87c06da81c05d24</meta:generator>
    <meta:document-statistic meta:table-count="0" meta:image-count="0" meta:object-count="0" meta:page-count="6" meta:paragraph-count="144" meta:word-count="1420" meta:character-count="10265" meta:non-whitespace-character-count="8150"/>
  </office:meta>
</office:document-meta>
</file>